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cm" fo:margin-right="0cm" fo:margin-top="0.199cm" fo:margin-bottom="0cm" style:contextual-spacing="false" fo:text-align="justify" style:justify-single-word="false" fo:text-indent="0.199cm" style:auto-text-indent="false"/>
      <style:text-properties officeooo:rsid="0002dcd7" officeooo:paragraph-rsid="0002dcd7"/>
    </style:style>
    <style:style style:name="P2" style:family="paragraph" style:parent-style-name="Standard">
      <loext:graphic-properties draw:fill-gradient-name="gradient" draw:fill-hatch-name="hatch"/>
      <style:paragraph-properties fo:margin-left="0cm" fo:margin-right="0cm" fo:margin-top="0.199cm" fo:margin-bottom="0cm" style:contextual-spacing="false" fo:text-align="justify" style:justify-single-word="false" fo:text-indent="0.199cm" style:auto-text-indent="false"/>
      <style:text-properties fo:language="en" fo:country="US" officeooo:rsid="0002dcd7" officeooo:paragraph-rsid="0002dcd7"/>
    </style:style>
    <style:style style:name="P3" style:family="paragraph" style:parent-style-name="Standard">
      <loext:graphic-properties draw:fill-gradient-name="gradient" draw:fill-hatch-name="hatch"/>
      <style:paragraph-properties fo:margin-left="0cm" fo:margin-right="0cm" fo:margin-top="0.199cm" fo:margin-bottom="0cm" style:contextual-spacing="false" fo:text-align="justify" style:justify-single-word="false" fo:text-indent="0.199cm" style:auto-text-indent="false"/>
      <style:text-properties fo:language="en" fo:country="US" officeooo:rsid="0004d6bf" officeooo:paragraph-rsid="0004d6bf"/>
    </style:style>
    <style:style style:name="P4" style:family="paragraph" style:parent-style-name="Standard">
      <loext:graphic-properties draw:fill-gradient-name="gradient" draw:fill-hatch-name="hatch"/>
      <style:paragraph-properties fo:margin-left="0cm" fo:margin-right="0cm" fo:margin-top="0.199cm" fo:margin-bottom="0cm" style:contextual-spacing="false" fo:text-align="justify" style:justify-single-word="false" fo:text-indent="0.199cm" style:auto-text-indent="false"/>
      <style:text-properties fo:language="en" fo:country="US" officeooo:rsid="000560bc" officeooo:paragraph-rsid="000560bc"/>
    </style:style>
    <style:style style:name="P5" style:family="paragraph" style:parent-style-name="Standard">
      <loext:graphic-properties draw:fill-gradient-name="gradient" draw:fill-hatch-name="hatch"/>
      <style:paragraph-properties fo:margin-left="0cm" fo:margin-right="0cm" fo:margin-top="0.199cm" fo:margin-bottom="0cm" style:contextual-spacing="false" fo:text-align="justify" style:justify-single-word="false" fo:text-indent="0.199cm" style:auto-text-indent="false"/>
      <style:text-properties fo:language="en" fo:country="US" officeooo:rsid="00076074" officeooo:paragraph-rsid="00076074"/>
    </style:style>
    <style:style style:name="P6" style:family="paragraph" style:parent-style-name="Standard">
      <loext:graphic-properties draw:fill-gradient-name="gradient" draw:fill-hatch-name="hatch"/>
      <style:paragraph-properties fo:margin-left="0cm" fo:margin-right="0cm" fo:margin-top="0.199cm" fo:margin-bottom="0cm" style:contextual-spacing="false" fo:text-align="justify" style:justify-single-word="false" fo:text-indent="0.199cm" style:auto-text-indent="false"/>
      <style:text-properties fo:language="en" fo:country="US" officeooo:rsid="000963c1" officeooo:paragraph-rsid="000963c1"/>
    </style:style>
    <style:style style:name="P7" style:family="paragraph" style:parent-style-name="Standard">
      <loext:graphic-properties draw:fill-gradient-name="gradient" draw:fill-hatch-name="hatch"/>
      <style:paragraph-properties fo:margin-left="0cm" fo:margin-right="0cm" fo:margin-top="0.199cm" fo:margin-bottom="0cm" style:contextual-spacing="false" fo:text-align="justify" style:justify-single-word="false" fo:text-indent="0.199cm" style:auto-text-indent="false"/>
      <style:text-properties fo:language="en" fo:country="US" officeooo:rsid="000b1281" officeooo:paragraph-rsid="000b1281"/>
    </style:style>
    <style:style style:name="P8" style:family="paragraph" style:parent-style-name="Standard">
      <loext:graphic-properties draw:fill-gradient-name="gradient" draw:fill-hatch-name="hatch"/>
      <style:paragraph-properties fo:margin-left="0cm" fo:margin-right="0cm" fo:margin-top="0.199cm" fo:margin-bottom="0cm" style:contextual-spacing="false" fo:text-align="justify" style:justify-single-word="false" fo:text-indent="0.199cm" style:auto-text-indent="false"/>
      <style:text-properties fo:language="en" fo:country="US" officeooo:rsid="000b8f78" officeooo:paragraph-rsid="000b8f78"/>
    </style:style>
    <style:style style:name="P9" style:family="paragraph" style:parent-style-name="Standard">
      <loext:graphic-properties draw:fill-gradient-name="gradient" draw:fill-hatch-name="hatch"/>
      <style:paragraph-properties fo:margin-left="0cm" fo:margin-right="0cm" fo:margin-top="0.199cm" fo:margin-bottom="0cm" style:contextual-spacing="false" fo:text-align="justify" style:justify-single-word="false" fo:text-indent="0.199cm" style:auto-text-indent="false"/>
      <style:text-properties fo:language="en" fo:country="US" officeooo:rsid="000e7a00" officeooo:paragraph-rsid="000e7a00"/>
    </style:style>
    <style:style style:name="P10" style:family="paragraph" style:parent-style-name="Standard">
      <loext:graphic-properties draw:fill-gradient-name="gradient" draw:fill-hatch-name="hatch"/>
      <style:paragraph-properties fo:margin-left="0cm" fo:margin-right="0cm" fo:margin-top="0.199cm" fo:margin-bottom="0cm" style:contextual-spacing="false" fo:text-align="justify" style:justify-single-word="false" fo:text-indent="0.199cm" style:auto-text-indent="false"/>
      <style:text-properties fo:language="en" fo:country="US" officeooo:rsid="000f089b" officeooo:paragraph-rsid="000f089b"/>
    </style:style>
    <style:style style:name="P11" style:family="paragraph" style:parent-style-name="Standard">
      <loext:graphic-properties draw:fill-gradient-name="gradient" draw:fill-hatch-name="hatch"/>
      <style:paragraph-properties fo:margin-left="0cm" fo:margin-right="0cm" fo:margin-top="0.199cm" fo:margin-bottom="0cm" style:contextual-spacing="false" fo:text-align="justify" style:justify-single-word="false" fo:text-indent="0.199cm" style:auto-text-indent="false"/>
      <style:text-properties fo:language="en" fo:country="US" officeooo:rsid="000fbc3a" officeooo:paragraph-rsid="001008f1"/>
    </style:style>
    <style:style style:name="T1" style:family="text">
      <style:text-properties fo:font-weight="bold" style:font-weight-asian="bold" style:font-weight-complex="bold"/>
    </style:style>
    <style:style style:name="T2" style:family="text">
      <style:text-properties fo:font-weight="bold" officeooo:rsid="000b8f78" style:font-weight-asian="bold" style:font-weight-complex="bold"/>
    </style:style>
    <style:style style:name="T3" style:family="text">
      <style:text-properties fo:font-weight="bold" officeooo:rsid="000d4033" style:font-weight-asian="bold" style:font-weight-complex="bold"/>
    </style:style>
    <style:style style:name="T4" style:family="text">
      <style:text-properties fo:font-weight="bold" officeooo:rsid="000e7a00" style:font-weight-asian="bold" style:font-weight-complex="bold"/>
    </style:style>
    <style:style style:name="T5" style:family="text">
      <style:text-properties fo:font-weight="bold" officeooo:rsid="0004d6bf" style:font-weight-asian="bold" style:font-weight-complex="bold"/>
    </style:style>
    <style:style style:name="T6" style:family="text">
      <style:text-properties fo:font-weight="bold" officeooo:rsid="000fbc3a" style:font-weight-asian="bold"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officeooo:rsid="000e7a00"/>
    </style:style>
    <style:style style:name="T10" style:family="text">
      <style:text-properties officeooo:rsid="0004d6bf"/>
    </style:style>
    <style:style style:name="T11" style:family="text">
      <style:text-properties officeooo:rsid="00076074"/>
    </style:style>
    <style:style style:name="T12" style:family="text">
      <style:text-properties officeooo:rsid="000b1281"/>
    </style:style>
    <style:style style:name="T13" style:family="text">
      <style:text-properties officeooo:rsid="000b8f78"/>
    </style:style>
    <style:style style:name="T14" style:family="text">
      <style:text-properties officeooo:rsid="000d4033"/>
    </style:style>
    <style:style style:name="T15" style:family="text">
      <style:text-properties fo:font-style="italic" style:font-style-asian="italic" style:font-style-complex="italic"/>
    </style:style>
    <style:style style:name="T16" style:family="text">
      <style:text-properties fo:font-style="italic" officeooo:rsid="000d4033" style:font-style-asian="italic" style:font-style-complex="italic"/>
    </style:style>
    <style:style style:name="T17" style:family="text">
      <style:text-properties officeooo:rsid="000e7a00"/>
    </style:style>
    <style:style style:name="T18" style:family="text">
      <style:text-properties officeooo:rsid="000f089b"/>
    </style:style>
    <style:style style:name="T19" style:family="text">
      <style:text-properties officeooo:rsid="000fbc3a"/>
    </style:style>
    <style:style style:name="T20" style:family="text">
      <style:text-properties officeooo:rsid="001008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rontend development intro</text:h>
      <text:p text:style-name="P2"/>
      <text:p text:style-name="P1"><text:span text:style-name="T7">On the very start it was </text:span><text:span text:style-name="T8">JavaScript.</text:span><text:span text:style-name="T7"> Browsers need automation, dynamic HTML, interaction with users and external services. JavaScript took syntax from Java and every browser agree to use it, but they don’t agree on features to implement and syntax for these new features. </text:span><text:a xlink:type="simple" xlink:href="https://caniuse.com/" text:style-name="Internet_20_link" text:visited-style-name="Visited_20_Internet_20_Link"><text:span text:style-name="T7">Can I use it</text:span></text:a><text:span text:style-name="T7"> become a well known site to check every new feature on </text:span><text:span text:style-name="T9">every web project</text:span><text:span text:style-name="T7">.</text:span></text:p>
      <text:p text:style-name="P2">In a few years it was a nightmare to program JavaScript, with multiple ifs to manage every browser syntax and tweaks. </text:p>
      <text:p text:style-name="P2">Then <text:span text:style-name="T1">Jquery</text:span> came out, a JavaScript library to manage internally all these differences with a unified and simplified syntax. It was a breeze of fresh air, with its simplified <text:a xlink:type="simple" xlink:href="https://api.jquery.com/category/selectors/" text:style-name="Internet_20_link" text:visited-style-name="Visited_20_Internet_20_Link"><text:span text:style-name="T10">selectors</text:span></text:a> to point to desired HTML elements <text:span text:style-name="T10">from code. These selectors become an standard integrated today on every browser, using or not this library, and used also on </text:span><text:span text:style-name="T5">CSS</text:span><text:span text:style-name="T10"> syntax </text:span><text:span text:style-name="T17">or </text:span><text:span text:style-name="T4">testing tools</text:span><text:span text:style-name="T10">.</text:span></text:p>
      <text:p text:style-name="P3">But Jquery and JavaScript programming as known then had a performance problem. With normal JavaScript programming, anytime you change the HTML DOM (document object model), you ask the browser to <text:span text:style-name="T17">redraw</text:span> and a complete page rerender is launched.</text:p>
      <text:p text:style-name="P3">This is OK on small, simple pages, mostly static, <text:span text:style-name="T17">where</text:span> a user action (click a button, submit a form, click a link) is submitted to server for processing and a new web page is served.</text:p>
      <text:p text:style-name="P3">This was the standard years ago. An slow webpage that interact with servers, and on these <text:span text:style-name="T1">servers</text:span> (.net, php, ruby, Java, python, <text:span text:style-name="T17">drupal, wordpress, </text:span>etc.) several database queries occurs, HTML <text:span text:style-name="T1">templates</text:span> are filled and served to client browsers as new HTML pages.</text:p>
      <text:p text:style-name="P3">So, you mix two performance problems:</text:p>
      <text:p text:style-name="P3">-First is the client-server iteration, with templates and complete web pages moving between, an slow and inefficient process even with today fast internet connections.</text:p>
      <text:p text:style-name="P3">-Second is the complete DOM rerender with every JavaScript action, with slow responses on pc browsers, and even worst on mobile devices.</text:p>
      <text:p text:style-name="P4">For the first problem, <text:span text:style-name="T1">ajax</text:span> to the rescue. With ajax, you may submit your queries and data to server from JavaScript <text:span text:style-name="T1">without a new page loading</text:span>. This way, JavaScript on browsers (front) interacts fast and cheap with servers, there is no more page interchange, just compressed data (json format). <text:span text:style-name="T17">T</text:span>his conducts to <text:span text:style-name="T1">SPWA</text:span> (Single page web app). Web app loads on first server iteration, from then JavaScript takes control and only ajax data exchanges occurs <text:span text:style-name="T17">with servers</text:span>. There is several advantages on this approach:</text:p>
      <text:p text:style-name="P4">1) you reduce your data traffic to a tenth comparing to previous templates systems.</text:p>
      <text:p text:style-name="P4">2) you may pack your SPWA as an Android or IOS app with the same code base and little effort.</text:p>
      <text:p text:style-name="P4">3) is easier to design your SPWA to be responsive to any device screen size.</text:p>
      <text:p text:style-name="P9">4) your servers are easy to develop as independent <text:span text:style-name="T1">microservices</text:span>, with a <text:span text:style-name="T1">REST</text:span> interface, to be used as <text:span text:style-name="T1">APIs</text:span>, from web apps, from mobile apps, etc.</text:p>
      <text:p text:style-name="P4">But, there are drawbacks also. As your SPWA grows on complexity, complete page rerenders conduct to an slow and heavy page, the second problem <text:span text:style-name="T11">previously </text:span>mentioned.</text:p>
      <text:p text:style-name="P5">The solution: abandon Jquery and work with modern libraries as <text:a xlink:type="simple" xlink:href="https://www.codeinwp.com/blog/angular-vs-vue-vs-react/" text:style-name="Internet_20_link" text:visited-style-name="Visited_20_Internet_20_Link">React (from Meta), Angular (from Google) or Vue</text:a>. </text:p>
      <text:p text:style-name="P6">The key <text:span text:style-name="T12">to</text:span> these modern JavaScript libraries/frameworks, is the <text:span text:style-name="T1">virtual DOM</text:span>. Anytime your code launch some action, the library execute over a virtual DOM, compare with the previous <text:span text:style-name="T1">state</text:span>, and only HTML elements that effectively changed are informed to browser for rerender. Is not easy to <text:soft-page-break/>program this way, React is the most advanced <text:span text:style-name="T12">on artifacts and concepts to deal with this type of programming.</text:span></text:p>
      <text:p text:style-name="P7">With react, the <text:span text:style-name="T1">model is the single source of truth</text:span>. Ideally, you use a companion library (<text:span text:style-name="T1">redux</text:span>) to maintain your <text:span text:style-name="T1">state</text:span> (a bunch of java objects with all your data variables). The idea, based on <text:span text:style-name="T16">T</text:span><text:span text:style-name="T15">uring finite states machines</text:span>, is to use <text:span text:style-name="T1">pure functions</text:span> to transit from a known state to another known state. These way, you are safe on your code don’t having unexpected side effects, code is easier to debug and trace. Also, maintaining your historic states, you may replay your states history, for example execute a <text:span text:style-name="T3">st</text:span><text:span text:style-name="T1">ates time machine</text:span> to <text:span text:style-name="T14">reproduce</text:span> your user steps until he reach some bug.</text:p>
      <text:p text:style-name="P7">So, you use redux for your state, and pure functions for your state changes (receive some server data from server via ajax, user actions, etc.). You use helpers artifacts and libraries for slicing your redux state on smaller files, etc.</text:p>
      <text:p text:style-name="P7">Also, these modern frameworks are mainly developed in <text:a xlink:type="simple" xlink:href="https://exercism.org/tracks/typescript" text:style-name="Internet_20_link" text:visited-style-name="Visited_20_Internet_20_Link">Typescript</text:a>, which is a superset of JavaScript and a <text:span text:style-name="T1">precompiler</text:span>. On Typescript, you have strong typed expressions that are compiled to JavaScript before serve code to the browsers. So, is harder to develop with, but comes with peace of mind (less production bugs). On the same wagon, tools as <text:span text:style-name="T1">linters</text:span> (<text:span text:style-name="T1">eslint</text:span>) help to tight your syntax and code style among your team and find bugs as early as possible.</text:p>
      <text:p text:style-name="P7">Using typescript, you program small <text:span text:style-name="T1">reusable HTML components</text:span>. Nowadays, even these components are implemented as stateless pure functions and not as statefull classes.</text:p>
      <text:p text:style-name="P7">Years ago react use<text:span text:style-name="T14">d</text:span> class components that receive <text:span text:style-name="T1">properties</text:span> (from redux state, mainly) and internally save <text:span text:style-name="T1">state</text:span> variables. Right now, as we use stateless pure functions to define our HTML components, we only have <text:span text:style-name="T1">props</text:span> to receive changes to react to and change HTML render. If we need to maintain <text:span text:style-name="T1">state</text:span> inside some component, or we need to react (change) to some redux variable hard to receive by DOM tree inheritance, from ancestors components, <text:span text:style-name="T13">we have a solution: </text:span><text:span text:style-name="T2">hooks</text:span><text:span text:style-name="T13">.</text:span></text:p>
      <text:p text:style-name="P8">Another necessary artifact to create reactive components. <text:span text:style-name="T1">Hooks are subscriptions</text:span>, we subscribe to certain vars in redux state, to certain changes on environment, to certain HTML elements or javascript events, and our stateless component may react to changes on them, we are notified when something changes, our component has an opportunity to execute its code and produce again its HTML (<text:span text:style-name="T1">JSX</text:span> code).</text:p>
      <text:p text:style-name="P8">On starting with hooks I didn’t grasp the concept, and make the mistake to hook entire redux state slices to components, then, on debugging and <text:span text:style-name="T1">profiling</text:span> my slow components, I notice my components re-rendering a lot, for every change on redux, even vars not affecting them. This way I understood the importance of subscribe (hook) your components only to the vars, events, etc that they <text:span text:style-name="T18">really </text:span>need to know about and react of.</text:p>
      <text:p text:style-name="P10">There is a lot of important concepts on <text:span text:style-name="T1">frontend web development</text:span> not mentioned yet. CSS <text:span text:style-name="T1">preprocessors</text:span> as SASS or LESS, css layout libraries as <text:span text:style-name="T1">bootstrap</text:span> or <text:span text:style-name="T1">tailwind</text:span>, components libraries as <text:span text:style-name="T1">material ui</text:span>, canvas graphics, visual effects, <text:span text:style-name="T19">multilingual, dates, </text:span>etc.</text:p>
      <text:p text:style-name="P10">The key on modern frontend UI development is to compose (<text:span text:style-name="T6">create-react-app</text:span><text:span text:style-name="T19">, </text:span><text:span text:style-name="T1">webpack</text:span>, <text:span text:style-name="T1">npm</text:span>) your webapp from <text:a xlink:type="simple" xlink:href="https://github.com/topics/react" text:style-name="Internet_20_link" text:visited-style-name="Visited_20_Internet_20_Link">free libraries</text:a> and only <text:span text:style-name="T19">code</text:span> specific components to your domain that you don’t find elsewhere. Create small, reusable html components, <text:span text:style-name="T1">test</text:span> them, and use them to integrate your killer app.</text:p>
      <text:p text:style-name="P10">Then, use your same codebase to deploy <text:span text:style-name="T19">your webapp as a browser app, as a mobile app (</text:span><text:span text:style-name="T6">cordova, react native, flutter</text:span><text:span text:style-name="T19">…) or as a desktop native app (</text:span><text:span text:style-name="T6">electron</text:span><text:span text:style-name="T19">).</text:span></text:p>
      <text:p text:style-name="P11">Sorry if I have a bias for react, is the <text:span text:style-name="T20">froontend </text:span>environment I prefer and have more experience on. Don’t try everything at the same time, learn about and incorporate what you need for your project and make sense on your overall architecture, plan to your future need<text:span text:style-name="T20">s</text:span>. For example, if you are developing a browser app, but your planning include an android and ios app, react is a good investment, you may create them from the same code, or if performance is not good enough, your <text:soft-page-break/>skills with react are exportable to react-native, <text:span text:style-name="T20">and all your code but front components are reusable too.</text:span></text:p>
      <text:p text:style-name="P11"><text:s/>Good luck with your developer journey.</text:p>
      <text:p text:style-name="P10"/>
      <text:p text:style-name="P8"/>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4T10:43:53.057754187</meta:creation-date>
    <dc:date>2022-04-14T14:45:17.068425673</dc:date>
    <meta:editing-duration>PT2M40S</meta:editing-duration>
    <meta:editing-cycles>1</meta:editing-cycles>
    <meta:generator>LibreOffice/7.2.6.2$Linux_X86_64 LibreOffice_project/20$Build-2</meta:generator>
    <meta:document-statistic meta:table-count="0" meta:image-count="0" meta:object-count="0" meta:page-count="3" meta:paragraph-count="30" meta:word-count="1262" meta:character-count="7570" meta:non-whitespace-character-count="6335"/>
  </office:meta>
</office:document-meta>
</file>